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6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71in" svg:height="5.6469in" svg:x="4.7138in" svg:y="5.3748in">
            <draw:object draw:notify-on-update-of-ranges="Sheet1.F14:Sheet1.F19 Sheet1.H14:Sheet1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5"/>
          <table:table-cell table:formula="of:=COM.MICROSOFT.CONCAT([.G14]; &quot; &quot;; TEXT( [.H14]; &quot;0.0%&quot;))" office:value-type="string" office:string-value="Get the builder 2.5%" calcext:value-type="string">
            <text:p>Get the builder 2.5%</text:p>
          </table:table-cell>
          <table:table-cell table:formula="of:=&quot;Get the builder&quot;" office:value-type="string" office:string-value="Get the builder" calcext:value-type="string">
            <text:p>Get the builder</text:p>
          </table:table-cell>
          <table:table-cell table:formula="of:=[.I14]/[.$I$20]" office:value-type="percentage" office:value="0.0253807106598985" calcext:value-type="percentage">
            <text:p>2.5%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>
          <table:table-cell table:number-columns-repeated="5"/>
          <table:table-cell table:formula="of:=COM.MICROSOFT.CONCAT([.G15]; &quot; &quot;; TEXT( [.H15]; &quot;0.0%&quot;))" office:value-type="string" office:string-value="Repo download 1.0%" calcext:value-type="string">
            <text:p>Repo download 1.0%</text:p>
          </table:table-cell>
          <table:table-cell office:value-type="string" calcext:value-type="string">
            <text:p>Repo download</text:p>
          </table:table-cell>
          <table:table-cell table:formula="of:=[.I15]/[.$I$20]" office:value-type="percentage" office:value="0.0101522842639594" calcext:value-type="percentage">
            <text:p>1.0%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1">
          <table:table-cell table:number-columns-repeated="5"/>
          <table:table-cell table:formula="of:=COM.MICROSOFT.CONCAT([.G16]; &quot; &quot;; TEXT( [.H16]; &quot;0.0%&quot;))" office:value-type="string" office:string-value="Repo DNF caching 66.0%" calcext:value-type="string">
            <text:p>Repo DNF caching 66.0%</text:p>
          </table:table-cell>
          <table:table-cell office:value-type="string" calcext:value-type="string">
            <text:p>Repo DNF caching</text:p>
          </table:table-cell>
          <table:table-cell table:formula="of:=[.I16]/[.$I$20]" office:value-type="percentage" office:value="0.65989847715736" calcext:value-type="percentage">
            <text:p>66.0%</text:p>
          </table:table-cell>
          <table:table-cell table:formula="of:=6.5*2*60" office:value-type="float" office:value="780" calcext:value-type="float">
            <text:p>780</text:p>
          </table:table-cell>
        </table:table-row>
        <table:table-row table:style-name="ro1">
          <table:table-cell table:number-columns-repeated="5"/>
          <table:table-cell table:formula="of:=COM.MICROSOFT.CONCAT([.G17]; &quot; &quot;; TEXT( [.H17]; &quot;0.0%&quot;))" office:value-type="string" office:string-value="Installation 3.8%" calcext:value-type="string">
            <text:p>Installation 3.8%</text:p>
          </table:table-cell>
          <table:table-cell office:value-type="string" calcext:value-type="string">
            <text:p>Installation</text:p>
          </table:table-cell>
          <table:table-cell table:formula="of:=[.I17]/[.$I$20]" office:value-type="percentage" office:value="0.0380710659898477" calcext:value-type="percentage">
            <text:p>3.8%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1">
          <table:table-cell table:number-columns-repeated="5"/>
          <table:table-cell table:formula="of:=COM.MICROSOFT.CONCAT([.G18]; &quot; &quot;; TEXT( [.H18]; &quot;0.0%&quot;))" office:value-type="string" office:string-value="The build 1.3%" calcext:value-type="string">
            <text:p>The build 1.3%</text:p>
          </table:table-cell>
          <table:table-cell office:value-type="string" calcext:value-type="string">
            <text:p>The build</text:p>
          </table:table-cell>
          <table:table-cell table:formula="of:=[.I18]/[.$I$20]" office:value-type="percentage" office:value="0.0126903553299492" calcext:value-type="percentage">
            <text:p>1.3%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number-columns-repeated="5"/>
          <table:table-cell table:formula="of:=COM.MICROSOFT.CONCAT([.G19]; &quot; &quot;; TEXT( [.H19]; &quot;0.0%&quot;))" office:value-type="string" office:string-value="Createrepo 25.4%" calcext:value-type="string">
            <text:p>Createrepo 25.4%</text:p>
          </table:table-cell>
          <table:table-cell office:value-type="string" calcext:value-type="string">
            <text:p>Createrepo</text:p>
          </table:table-cell>
          <table:table-cell table:formula="of:=[.I19]/[.$I$20]" office:value-type="percentage" office:value="0.253807106598985" calcext:value-type="percentage">
            <text:p>25.4%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1">
          <table:table-cell table:number-columns-repeated="7"/>
          <table:table-cell table:formula="of:=SUM([.H14:.H19])" office:value-type="percentage" office:value="1" calcext:value-type="percentage">
            <text:p>100.0%</text:p>
          </table:table-cell>
          <table:table-cell table:style-name="ce2" table:formula="of:=SUM([.I14:.I19])" office:value-type="float" office:value="1182" calcext:value-type="float">
            <text:p>1182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utes</text:p>
          </table:table-cell>
          <table:table-cell/>
          <table:table-cell table:style-name="ce2" table:formula="of:=[.I20]/60" office:value-type="float" office:value="19.7" calcext:value-type="float">
            <text:p>19.70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22:26:37.106325402</meta:creation-date>
    <dc:date>2022-08-02T23:00:23.773347618</dc:date>
    <meta:editing-duration>PT13M25S</meta:editing-duration>
    <meta:editing-cycles>3</meta:editing-cycles>
    <meta:generator>LibreOffice/7.3.4.2$Linux_X86_64 LibreOffice_project/3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 chart:pie-offset="14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21cm" svg:height="14.344cm" xlink:href=".." xlink:type="simple" chart:class="chart:circle" chart:style-name="ch1">
        <chart:title svg:x="2.493cm" svg:y="12.593cm" chart:style-name="ch2">
          <text:p>Extreme example: Full time 20m / rpmbuild time 15s</text:p>
        </chart:title>
        <chart:legend chart:legend-position="end" svg:x="10.642cm" svg:y="5.355cm" style:legend-expansion="custom" svg:width="3.433cm" svg:height="4.479cm" style:legend-expansion-aspect-ratio="0.766465728957357" chart:style-name="ch3"/>
        <chart:plot-area chart:style-name="ch4" table:cell-range-address="Sheet1.F14:Sheet1.F19 Sheet1.H14:Sheet1.H19" chart:data-source-has-labels="column" svg:x="2.3cm" svg:y="4.552cm" svg:width="8.073cm" svg:height="7.554cm">
          <chart:coordinate-region svg:x="2.3cm" svg:y="2.318cm" svg:width="7.553cm" svg:height="12.023cm"/>
          <chart:axis chart:dimension="x" chart:name="primary-x" chart:style-name="ch5" chartooo:axis-type="auto">
            <chartooo:date-scale/>
            <chart:categories table:cell-range-address="Sheet1.F14:Sheet1.F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14:Sheet1.H1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Get the builder 2.5%</text:p>
                <draw:g>
                  <svg:desc>Sheet1.F14:Sheet1.F19</svg:desc>
                </draw:g>
              </table:table-cell>
              <table:table-cell office:value-type="float" office:value="0.0253807106598985">
                <text:p>0.0253807106598985</text:p>
                <draw:g>
                  <svg:desc>Sheet1.H14:Sheet1.H19</svg:desc>
                </draw:g>
              </table:table-cell>
            </table:table-row>
            <table:table-row>
              <table:table-cell office:value-type="string">
                <text:p>Repo download 1.0%</text:p>
              </table:table-cell>
              <table:table-cell office:value-type="float" office:value="0.0101522842639594">
                <text:p>0.0101522842639594</text:p>
              </table:table-cell>
            </table:table-row>
            <table:table-row>
              <table:table-cell office:value-type="string">
                <text:p>Repo DNF caching 66.0%</text:p>
              </table:table-cell>
              <table:table-cell office:value-type="float" office:value="0.65989847715736">
                <text:p>0.65989847715736</text:p>
              </table:table-cell>
            </table:table-row>
            <table:table-row>
              <table:table-cell office:value-type="string">
                <text:p>Installation 3.8%</text:p>
              </table:table-cell>
              <table:table-cell office:value-type="float" office:value="0.0380710659898477">
                <text:p>0.0380710659898477</text:p>
              </table:table-cell>
            </table:table-row>
            <table:table-row>
              <table:table-cell office:value-type="string">
                <text:p>The build 1.3%</text:p>
              </table:table-cell>
              <table:table-cell office:value-type="float" office:value="0.0126903553299492">
                <text:p>0.0126903553299492</text:p>
              </table:table-cell>
            </table:table-row>
            <table:table-row>
              <table:table-cell office:value-type="string">
                <text:p>Createrepo 25.4%</text:p>
              </table:table-cell>
              <table:table-cell office:value-type="float" office:value="0.253807106598985">
                <text:p>0.253807106598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